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bio Mejia</text:p>
      <text:p text:style-name="P2">08000185</text:p>
      <text:p text:style-name="P2"/>
      <text:p text:style-name="P2">Preguntas</text:p>
      <text:p text:style-name="P3"><text:span text:style-name="T1"><text:tab/></text:span><text:span text:style-name="T2">1.</text:span></text:p>
      <text:p text:style-name="P1"><text:tab/><text:tab/>No fue afortunado debido a que en la clase Semaphore la cola de espera se <text:tab/><text:tab/><text:tab/>inicializa con FALSE es decir que no existira priority donation, pero aunque <text:tab/><text:tab/>este valor fuera TRUE la donacion de prioridades se podria hacer sin <text:tab/><text:tab/><text:tab/><text:tab/>ningun problema con la cola de los semaforos. <text:s/></text:p>
      <text:p text:style-name="P1"><text:tab/>2.</text:p>
      <text:p text:style-name="P1"><text:tab/><text:tab/>No por que se sabe que en los Threads el context switch puede ocurrir en <text:tab/><text:tab/><text:tab/>cualquier momento por lo que si un estudiante propone utilizar un contador <text:tab/><text:tab/>para verificar esto puede que el primer thread se ejecute por completo sin <text:tab/><text:tab/><text:tab/>que haya context switch entonces creera que es el unico en la isla y <text:tab/><text:tab/><text:tab/><text:tab/>terminara la ejecucion del programa botes sin si quiera pasar a tod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 </meta:initial-creator>
    <meta:creation-date>2012-04-01T16:48:54</meta:creation-date>
    <meta:document-statistic meta:table-count="0" meta:image-count="0" meta:object-count="0" meta:page-count="1" meta:paragraph-count="7" meta:word-count="119" meta:character-count="689" meta:non-whitespace-character-count="547"/>
    <dc:date>2012-04-01T16:55:12</dc:date>
    <dc:creator>len </dc:creator>
    <meta:editing-duration>PT6M18S</meta:editing-duration>
    <meta:editing-cycles>1</meta:editing-cycles>
    <meta:generator>LibreOffice/3.4$Unix LibreOffice_project/340m1$Build-402</meta:generator>
  </office:meta>
</office:document-meta>
</file>